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c1cf" officeooo:paragraph-rsid="0017c1cf"/>
    </style:style>
    <style:style style:name="P2" style:family="paragraph" style:parent-style-name="Standard">
      <style:text-properties officeooo:rsid="00199597" officeooo:paragraph-rsid="00199597"/>
    </style:style>
    <style:style style:name="P3" style:family="paragraph" style:parent-style-name="Standard">
      <style:text-properties officeooo:rsid="001b075d" officeooo:paragraph-rsid="001b075d"/>
    </style:style>
    <style:style style:name="P4" style:family="paragraph" style:parent-style-name="Standard">
      <style:text-properties officeooo:rsid="001b075d" officeooo:paragraph-rsid="001c5eb5"/>
    </style:style>
    <style:style style:name="P5" style:family="paragraph" style:parent-style-name="Standard">
      <style:text-properties officeooo:rsid="001e6bfd" officeooo:paragraph-rsid="001e6bfd"/>
    </style:style>
    <style:style style:name="P6" style:family="paragraph" style:parent-style-name="Standard">
      <style:text-properties officeooo:rsid="001b075d" officeooo:paragraph-rsid="001c5eb5"/>
    </style:style>
    <style:style style:name="P7" style:family="paragraph" style:parent-style-name="Standard">
      <style:text-properties officeooo:rsid="00217a2c" officeooo:paragraph-rsid="00217a2c"/>
    </style:style>
    <style:style style:name="T1" style:family="text">
      <style:text-properties officeooo:rsid="00199597"/>
    </style:style>
    <style:style style:name="T2" style:family="text">
      <style:text-properties officeooo:rsid="001c5eb5"/>
    </style:style>
    <style:style style:name="T3" style:family="text">
      <style:text-properties officeooo:rsid="001c9a54"/>
    </style:style>
    <style:style style:name="T4" style:family="text">
      <style:text-properties officeooo:rsid="001e6bfd"/>
    </style:style>
    <style:style style:name="T5" style:family="text">
      <style:text-properties officeooo:rsid="001e8eb1"/>
    </style:style>
    <style:style style:name="T6" style:family="text">
      <style:text-properties officeooo:rsid="001ec8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envenue dans le module Linux.</text:p>
      <text:p text:style-name="P2">Vous <text:span text:style-name="T6">devriez</text:span> avoir une super intro sur les systèmes d’exploitation mais là c’est pas la priorité alors on entre directement dans le vif du sujet !</text:p>
      <text:p text:style-name="P1">Ici nous allons apprendre à contrôler une ordinateur depuis une console.</text:p>
      <text:p text:style-name="P1">Cela veut dire que nous n’utiliserons que des lignes de commandes, donc fini le <text:span text:style-name="T3">« </text:span>clique droit + copier / coller / supprimer <text:span text:style-name="T3">»</text:span> à partir de maintenant <text:span text:style-name="T1">les interfaces graphique ça n’existe plus !</text:span></text:p>
      <text:p text:style-name="P1"/>
      <text:p text:style-name="P2">Nous allons commencer par apprendre à naviguer dans l’arborescence de fichiers.</text:p>
      <text:p text:style-name="P2">La première chose à savoir sur les fichiers sous Linux c’est que leur adresse est un peu comme une adresse internet, c’est à dire que dans l’adresse des fichiers / dossiers, les noms de dossiers sont séparés par des "/" comme dans les adresses internet.</text:p>
      <text:p text:style-name="P2">Exemple : sur Windows on a "blablabla\ma session\bureau\mon fichier",</text:p>
      <text:p text:style-name="P2">eh bien sur Linux cela donne "blablabla/ma session/bureau/mon fichier".</text:p>
      <text:p text:style-name="P2">L’adresse la plus courte sur Windows est généralement "C:\", cela s’appelle la racine de l’arborescence.</text:p>
      <text:p text:style-name="P2">Sur Linux cette racine est toujours "/".</text:p>
      <text:p text:style-name="P2">Ainsi l’adresse de "mon fichier" est "/home/ma session/bureau/mon fichier".</text:p>
      <text:p text:style-name="P2"/>
      <text:p text:style-name="P3">Nous pouvons maintenant apprendre à se déplacer dans les fichiers.</text:p>
      <text:p text:style-name="P4">"." est toujours le dossier courant, <text:span text:style-name="T2">le dossier dans lequel on se trouve</text:span>.</text:p>
      <text:p text:style-name="P4">".." <text:span text:style-name="T4">est le dossier parent du dossier courant.</text:span></text:p>
      <text:p text:style-name="P5">Le dossier courant "mon dossier" a donc pour adresse "." ou "./" (le "/" est optionnellement présent pour préciser que "mon dossier" n'est pas un fichier) ou "../mon dossier" ou encore "./../mon dossier".</text:p>
      <text:p text:style-name="P4">"/home/ma session" <text:span text:style-name="T2">est l’adresse de notre session, on peut aussi l’écrire </text:span>"~" <text:span text:style-name="T5">ou "~/"</text:span>.</text:p>
      <text:p text:style-name="P7">test mer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7:33:14.688000000</meta:creation-date>
    <dc:date>2018-08-30T14:52:58.816000000</dc:date>
    <meta:editing-duration>PT21M45S</meta:editing-duration>
    <meta:editing-cycles>5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17" meta:word-count="262" meta:character-count="1618" meta:non-whitespace-character-count="1373"/>
  </office:meta>
</office:document-meta>
</file>